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egoe"/>
    <style:font-face style:name="F" svg:font-family="" style:font-family-generic="roman"/>
    <style:font-face style:name="Century Schoolbook" svg:font-family="'Century Schoolbook'" style:font-family-generic="roman"/>
    <style:font-face style:name="Lucida Sans" svg:font-family="'Lucida San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5.147cm"/>
    </style:style>
    <style:style style:name="co3" style:family="table-column">
      <style:table-column-properties fo:break-before="auto" style:column-width="7.243cm"/>
    </style:style>
    <style:style style:name="co4" style:family="table-column">
      <style:table-column-properties fo:break-before="auto" style:column-width="7.597cm"/>
    </style:style>
    <style:style style:name="co5" style:family="table-column">
      <style:table-column-properties fo:break-before="auto" style:column-width="5.009cm"/>
    </style:style>
    <style:style style:name="co6" style:family="table-column">
      <style:table-column-properties fo:break-before="auto" style:column-width="14.379cm"/>
    </style:style>
    <style:style style:name="co7"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785cm" fo:break-before="auto" style:use-optimal-row-height="false"/>
    </style:style>
    <style:style style:name="ro6" style:family="table-row">
      <style:table-row-properties style:row-height="1.632cm" fo:break-before="auto" style:use-optimal-row-height="true"/>
    </style:style>
    <style:style style:name="ro7" style:family="table-row">
      <style:table-row-properties style:row-height="0.499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vertical-align="middle"/>
      <style:paragraph-properties fo:text-align="center"/>
      <style:text-properties fo:color="#003399" style:text-outline="false" style:text-line-through-style="none" style:text-line-through-type="none" style:font-name="Liberation Sans" fo:font-size="12pt" fo:language="en" fo:country="GB" fo:font-style="normal" fo:text-shadow="none" style:text-underline-style="none" fo:font-weight="normal" style:text-underline-mode="continuous" style:text-overline-mode="continuous" style:text-line-through-mode="continuous" style:font-name-asian="Segoe UI1" style:font-size-asian="6.80000019073486pt" style:language-asian="none" style:country-asian="none" style:font-style-asian="normal" style:font-weight-asian="normal" style:font-name-complex="Segoe U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ans"/>
    </style:style>
    <style:style style:name="ce4" style:family="table-cell" style:parent-style-name="Default">
      <style:table-cell-properties style:text-align-source="fix" style:repeat-content="false" style:vertical-align="middle"/>
      <style:paragraph-properties fo:text-align="center"/>
      <style:text-properties fo:color="#003399" style:font-name="Liberation Sans" fo:font-size="12pt" style:font-name-asian="Segoe UI1" style:font-size-asian="6.80000019073486pt" style:language-asian="none" style:country-asian="none" style:font-name-complex="Segoe UI" style:font-size-complex="6.80000019073486pt" style:language-complex="none" style:country-complex="none"/>
    </style:style>
    <style:style style:name="ce5" style:family="table-cell" style:parent-style-name="Default">
      <style:table-cell-properties style:text-align-source="fix" style:repeat-content="false"/>
      <style:paragraph-properties fo:text-align="center" fo:margin-left="0cm"/>
      <style:text-properties style:font-name="Liberation Sans"/>
    </style:style>
    <style:style style:name="ce6" style:family="table-cell" style:parent-style-name="Default">
      <style:text-properties fo:color="#333333" style:font-name="Liberation Sans" fo:font-size="10pt" style:font-size-asian="10pt" style:font-name-complex="Segoe UI" style:font-size-complex="10pt"/>
    </style:style>
    <style:style style:name="ce7" style:family="table-cell" style:parent-style-name="Default">
      <style:text-properties style:font-name="Liberation Sans" fo:font-size="10pt" style:font-name-asian="Segoe UI1" style:font-size-asian="10pt" style:language-asian="none" style:country-asian="none" style:font-size-complex="10pt" style:language-complex="none" style:country-complex="none"/>
    </style:style>
    <style:style style:name="ce8" style:family="table-cell" style:parent-style-name="Default">
      <style:text-properties style:font-name="Liberation Sans" fo:font-size="10pt" style:font-size-asian="10pt" style:font-size-complex="10pt"/>
    </style:style>
    <style:style style:name="ce9" style:family="table-cell" style:parent-style-name="Default">
      <style:text-properties style:use-window-font-color="true" style:font-name="Liberation Sans" fo:font-size="10pt" style:font-name-asian="Segoe UI1" style:font-size-asian="10pt" style:language-asian="none" style:country-asian="none" style:font-name-complex="Segoe UI" style:font-size-complex="10pt" style:language-complex="none" style:country-complex="none"/>
    </style:style>
    <style:style style:name="ce10" style:family="table-cell" style:parent-style-name="Default">
      <style:text-properties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Segoe UI1" style:font-size-asian="10pt" style:language-asian="none" style:country-asian="none" style:font-style-asian="normal" style:font-weight-asian="normal" style:font-size-complex="10pt" style:language-complex="none" style:country-complex="none" style:text-emphasize="none" style:font-relief="none" style:text-overline-style="none" style:text-overline-color="font-color"/>
    </style:style>
    <style:style style:name="ce11" style:family="table-cell" style:parent-style-name="Default">
      <style:text-properties fo:color="#333333"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Segoe UI1"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fo:color="#333333" style:font-name="Liberation Sans" fo:font-size="10pt" style:font-name-asian="Segoe UI1" style:font-size-asian="10pt" style:language-asian="none" style:country-asian="none" style:font-name-complex="Segoe UI" style:font-size-complex="10pt" style:language-complex="none"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normal" style:font-weight-asian="normal" style:font-weight-complex="normal" fo:font-size="10pt" style:font-size-asian="10pt" style:font-size-complex="10pt"/>
    </style:style>
    <style:style style:name="T7" style:family="text">
      <style:text-properties style:font-name-complex="Segoe UI;Segoe" style:font-name="Liberation Sans" fo:font-size="10pt" style:font-size-asian="10pt" style:font-size-complex="10pt"/>
    </style:style>
    <style:style style:name="T8" style:family="text">
      <style:text-properties fo:color="#333333" fo:letter-spacing="normal" fo:language="en" fo:country="GB" style:font-name-complex="Segoe UI;Segoe" style:font-size-complex="10.5pt" style:font-weight-complex="normal" style:font-style-complex="normal"/>
    </style:style>
    <style:style style:name="T9" style:family="text">
      <style:text-properties fo:color="#333333" fo:letter-spacing="normal" fo:language="en" fo:country="GB" style:font-name-complex="Segoe UI;Segoe" style:font-weight-complex="normal" style:font-style-complex="normal" style:font-name="Liberation Sans" fo:font-size="10pt" style:font-size-asian="10pt" style:font-size-complex="10pt"/>
    </style:style>
    <style:style style:name="T10" style:family="text">
      <style:text-properties style:font-name="Liberation Sans" fo:font-size="10pt" style:font-size-asian="10pt" style:font-size-complex="10pt"/>
    </style:style>
    <style:style style:name="T11" style:family="text">
      <style:text-properties style:font-name="Liberation Sans" fo:font-size="10pt" style:font-size-asian="10pt" style:font-size-complex="10pt" fo:color="#333333" fo:letter-spacing="normal" fo:language="en" fo:country="GB" style:font-name-complex="Segoe UI;Segoe" style:font-weight-complex="normal" style:font-style-complex="normal"/>
    </style:style>
    <style:style style:name="T12" style:family="text">
      <style:text-properties fo:color="#333333" style:font-name-complex="Segoe UI;Segoe" style:font-name="Liberation Sans" fo:font-size="10pt" style:font-size-asian="10pt" style:font-size-complex="10pt"/>
    </style:style>
    <style:style style:name="T13" style:family="text">
      <style:text-properties fo:color="#333333" fo:letter-spacing="normal" fo:language="en" fo:country="GB" style:font-name-complex="Segoe UI;Segoe" style:font-weight-complex="normal" style:font-style-complex="normal" style:font-name="Liberation Sans" fo:font-size="10pt" style:font-size-asian="10pt" style:font-size-complex="10pt" style:text-position="super 58%"/>
    </style:style>
    <style:style style:name="T14" style:family="text">
      <style:text-properties fo:color="#333333" fo:letter-spacing="normal" fo:language="en" fo:country="GB" style:font-name-complex="Segoe UI;Segoe" style:font-weight-complex="normal" style:font-style-complex="normal" fo:font-size="10pt" style:font-size-asian="10pt" style:font-size-complex="10pt" style:font-name="Liberation Sans"/>
    </style:style>
    <style:style style:name="T15" style:family="text">
      <style:text-properties fo:font-size="10pt" style:font-size-asian="10pt" style:font-size-complex="10pt" style:font-name="Liberation Sans"/>
    </style:style>
    <style:style style:name="T16" style:family="text">
      <style:text-properties fo:font-size="10pt" style:font-size-asian="10pt" style:font-size-complex="10pt" style:font-name="Liberation Sans" fo:color="#333333" fo:letter-spacing="normal" fo:language="en" fo:country="GB" style:font-name-complex="Segoe UI;Segoe" style:font-weight-complex="normal" style:font-style-complex="normal"/>
    </style:style>
    <style:style style:name="T17" style:family="text">
      <style:text-properties fo:letter-spacing="normal" fo:language="en" fo:country="GB" style:font-weight-complex="normal" style:font-style-complex="normal" fo:color="#333333" style:font-name-complex="Segoe UI;Segoe" style:font-name="Liberation Sans" fo:font-size="10pt" style:font-size-asian="10pt" style:font-size-complex="10pt"/>
    </style:style>
    <style:style style:name="T18" style:family="text">
      <style:text-properties fo:letter-spacing="normal" fo:language="en" fo:country="GB" style:font-weight-complex="normal" style:font-style-complex="normal" fo:color="#333333" style:font-name-complex="Segoe UI;Segoe" style:font-name="Liberation Sans" fo:font-size="10pt" style:font-size-asian="10pt" style:font-size-complex="10pt" style:text-position="super 58%"/>
    </style:style>
    <style:style style:name="T19" style:family="text">
      <style:text-properties fo:color="#333333" fo:letter-spacing="normal" fo:language="en" fo:country="GB" style:font-name-complex="Segoe UI;Segoe" style:font-size-complex="10.5pt" style:font-weight-complex="normal" style:font-style-complex="normal" style:font-name="Liberation Sans"/>
    </style:style>
    <style:style style:name="T20" style:family="text">
      <style:text-properties style:font-name="Liberation Sans"/>
    </style:style>
    <style:style style:name="T21" style:family="text">
      <style:text-properties style:font-name="Liberation Sans" fo:color="#333333" fo:letter-spacing="normal" fo:language="en" fo:country="GB" style:font-name-complex="Segoe UI;Segoe" style:font-size-complex="10.5pt" style:font-weight-complex="normal" style:font-style-complex="normal"/>
    </style:style>
    <style:style style:name="T22" style:family="text">
      <style:text-properties fo:letter-spacing="normal" fo:language="en" fo:country="GB" style:font-weight-complex="normal" style:font-style-complex="normal" style:font-name-complex="Segoe UI;Segoe" style:font-size-complex="10.5pt"/>
    </style:style>
    <style:style style:name="T23" style:family="text">
      <style:text-properties fo:letter-spacing="normal" fo:language="en" fo:country="GB" style:font-weight-complex="normal" style:font-style-complex="normal" style:font-name-complex="Segoe UI;Segoe" style:font-size-complex="10.5pt" style:text-position="super 58%"/>
    </style:style>
    <style:style style:name="T24" style:family="text">
      <style:text-properties fo:color="#333333" style:font-name="Segoe UI;Segoe" fo:letter-spacing="normal" fo:language="en" fo:country="GB" style:font-name-complex="Segoe UI;Segoe" style:font-size-complex="10.5pt" style:font-weight-complex="normal" style:font-style-complex="normal"/>
    </style:style>
    <style:style style:name="T25" style:family="text">
      <style:text-properties style:font-name=""/>
    </style:style>
    <style:style style:name="T26" style:family="text">
      <style:text-properties fo:color="#333333" style:font-name-complex="Segoe UI;Segoe" style:font-name-asian="Century Schoolbook" style:font-name="Liberation Sans" fo:font-size="10pt" style:font-size-asian="10pt" style:font-size-complex="10pt"/>
    </style:style>
    <style:style style:name="T27" style:family="text">
      <style:text-propertie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color="#333333" style:font-name-asian="Century Schoolbook" style:font-name-complex="Century Schoolbook" style:font-name="Liberation Sans" fo:font-size="10pt" style:font-size-asian="10pt" style:font-size-complex="10pt"/>
    </style:style>
    <style:style style:name="T28" style:family="text">
      <style:text-properties fo:color="#333333" style:font-name="Liberation Sans" fo:font-size="10pt" style:font-size-asian="10pt" style:font-size-complex="10pt" style:font-name-complex="Segoe UI;Segoe"/>
    </style:style>
    <style:style style:name="T29" style:family="text">
      <style:text-properties fo:color="#333333" style:font-name-complex="Segoe UI;Segoe" style:font-size-complex="10.5pt"/>
    </style:style>
    <style:style style:name="T30" style:family="text">
      <style:text-properties fo:color="#333333"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Century Schoolbook" style:font-name-complex="Century Schoolbook" style:font-size-asian="10pt" style:font-size-complex="10.5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color="#333333" style:font-size-complex="10.5pt" style:font-name-complex="Segoe UI;Segoe"/>
    </style:style>
  </office:automatic-styles>
  <office:body>
    <office:spreadsheet>
      <table:calculation-settings table:automatic-find-labels="false" table:use-regular-expressions="false" table:use-wildcards="true"/>
      <table:table table:name="SNSF_P3_data__projec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5"/>
        <table:table-column table:style-name="co6" table:default-cell-style-name="ce3"/>
        <table:table-column table:style-name="co7" table:number-columns-repeated="1018" table:default-cell-style-name="ce3"/>
        <table:table-row table:style-name="ro1">
          <table:table-cell table:style-name="ce1" office:value-type="string" calcext:value-type="string">
            <text:p>Category</text:p>
          </table:table-cell>
          <table:table-cell table:style-name="ce1" office:value-type="string" calcext:value-type="string">
            <text:p>Export field</text:p>
          </table:table-cell>
          <table:table-cell table:style-name="ce1" office:value-type="string" calcext:value-type="string">
            <text:p>Usefulness for sampling</text:p>
          </table:table-cell>
          <table:table-cell table:style-name="ce1" office:value-type="string" calcext:value-type="string">
            <text:p>comments</text:p>
          </table:table-cell>
          <table:table-cell table:style-name="ce1" office:value-type="string" calcext:value-type="string">
            <text:p>Mandatory field<text:span text:style-name="T6"> (yes/no)</text:span></text:p>
          </table:table-cell>
          <table:table-cell table:style-name="ce1" office:value-type="string" calcext:value-type="string">
            <text:p>Field description</text:p>
          </table:table-cell>
          <table:table-cell table:number-columns-repeated="1018"/>
        </table:table-row>
        <table:table-row table:style-name="ro2">
          <table:table-cell table:style-name="ce2" office:value-type="string" calcext:value-type="string" table:number-columns-spanned="1" table:number-rows-spanned="21">
            <text:p>Projects</text:p>
          </table:table-cell>
          <table:table-cell table:style-name="ce4" office:value-type="string" calcext:value-type="string" table:number-columns-spanned="4" table:number-rows-spanned="1">
            <text:p>Projects</text:p>
          </table:table-cell>
          <table:covered-table-cell table:number-columns-repeated="2"/>
          <table:covered-table-cell table:style-name="ce3"/>
          <table:table-cell table:style-name="ce6" office:value-type="string" calcext:value-type="string">
            <text:p><text:span text:style-name="T7">This file lists all of the projects contained in the P3. database. Details and comments on each field are provided below. Please also see the general information about the data.</text:span></text:p>
            <text:p><text:span text:style-name="T7">The evaluation procedure starts once the application has been submitted. Approved applications are awarded funding in the form of a grant. These grants (main grants) have been entered in P3. as “projects”.</text:span></text:p>
            <text:p><text:span text:style-name="T7">Completion grants (additional payments made to an ongoing project to ensure completion) or overheads payments to cover the indirect research costs of SNSF projects (paid in two annual instalments to the applicant’s home institution) are not included within P3.</text:span></text:p>
          </table:table-cell>
          <table:table-cell table:number-columns-repeated="1018"/>
        </table:table-row>
        <table:table-row table:style-name="ro3">
          <table:covered-table-cell table:style-name="ce2"/>
          <table:table-cell office:value-type="string" calcext:value-type="string">
            <text:p>Project Number</text:p>
          </table:table-cell>
          <table:table-cell office:value-type="string" calcext:value-type="string">
            <text:p>useful for handling cases</text:p>
          </table:table-cell>
          <table:table-cell/>
          <table:table-cell office:value-type="string" calcext:value-type="string">
            <text:p>yes</text:p>
          </table:table-cell>
          <table:table-cell table:style-name="ce7" office:value-type="string" calcext:value-type="string">
            <text:p><text:span text:style-name="T8">Unique identifier of the project. Can be linked to the fields </text:span><text:a xlink:href="http://p3.snf.ch/Pages/DataAndDocumentation.aspx#Projects%20as%20responsible%20Applicant" xlink:type="simple">Projects as responsible Applicant</text:a><text:span text:style-name="T8">, </text:span><text:a xlink:href="http://p3.snf.ch/Pages/DataAndDocumentation.aspx#Projects%20as%20Applicant" xlink:type="simple">Projects as Applicant</text:a><text:span text:style-name="T8">, </text:span><text:a xlink:href="http://p3.snf.ch/Pages/DataAndDocumentation.aspx#Projects%20as%20Partner" xlink:type="simple">Projects as Partner</text:a><text:span text:style-name="T8">, </text:span><text:a xlink:href="http://p3.snf.ch/Pages/DataAndDocumentation.aspx#Projects%20as%20Practice%20Partner" xlink:type="simple">Projects as Practice Partner</text:a><text:span text:style-name="T8">, </text:span><text:a xlink:href="http://p3.snf.ch/Pages/DataAndDocumentation.aspx#Projects%20as%20Contact%20Person" xlink:type="simple">Projects as Contact Person</text:a><text:span text:style-name="T8"> or </text:span><text:a xlink:href="http://p3.snf.ch/Pages/DataAndDocumentation.aspx#Projects%20as%20Employee" xlink:type="simple">Projects as Employee</text:a><text:span text:style-name="T8"> in order to link projects and people, or to the field Publications/GrantNumber to link projects and publications.</text:span></text:p>
          </table:table-cell>
          <table:table-cell table:number-columns-repeated="1018"/>
        </table:table-row>
        <table:table-row table:style-name="ro3">
          <table:covered-table-cell/>
          <table:table-cell office:value-type="string" calcext:value-type="string">
            <text:p>Project Number String</text:p>
          </table:table-cell>
          <table:table-cell table:number-columns-repeated="3"/>
          <table:table-cell table:style-name="ce8" office:value-type="string" calcext:value-type="string">
            <text:p>A grant number with a prefix. The prefix is used to determine the responsibility within the SNSF.</text:p>
          </table:table-cell>
          <table:table-cell table:number-columns-repeated="1018"/>
        </table:table-row>
        <table:table-row table:style-name="ro3">
          <table:covered-table-cell/>
          <table:table-cell office:value-type="string" calcext:value-type="string">
            <text:p>Project Title</text:p>
          </table:table-cell>
          <table:table-cell/>
          <table:table-cell office:value-type="string" calcext:value-type="string">
            <text:p>mainly english, german, french; few in italian; it’s unlikely that a translation is feasible since we do not follow an ML approach</text:p>
          </table:table-cell>
          <table:table-cell office:value-type="string" calcext:value-type="string">
            <text:p>yes</text:p>
          </table:table-cell>
          <table:table-cell table:style-name="ce9" office:value-type="string" calcext:value-type="string">
            <text:p>Name of the project.</text:p>
          </table:table-cell>
          <table:table-cell table:number-columns-repeated="1018"/>
        </table:table-row>
        <table:table-row table:style-name="ro3">
          <table:covered-table-cell/>
          <table:table-cell office:value-type="string" calcext:value-type="string">
            <text:p>Project Title English</text:p>
          </table:table-cell>
          <table:table-cell office:value-type="string" calcext:value-type="string">
            <text:p>useful as lingua franca, e.g. to do a keyword search</text:p>
          </table:table-cell>
          <table:table-cell office:value-type="string" calcext:value-type="string">
            <text:p>only available for 40 % of projects</text:p>
          </table:table-cell>
          <table:table-cell office:value-type="string" calcext:value-type="string">
            <text:p>no</text:p>
          </table:table-cell>
          <table:table-cell table:style-name="ce9" office:value-type="string" calcext:value-type="string">
            <text:p>Name of the project in English.</text:p>
          </table:table-cell>
          <table:table-cell table:number-columns-repeated="1018"/>
        </table:table-row>
        <table:table-row table:style-name="ro4">
          <table:covered-table-cell/>
          <table:table-cell office:value-type="string" calcext:value-type="string">
            <text:p>Responsible Applicant</text:p>
          </table:table-cell>
          <table:table-cell office:value-type="string" calcext:value-type="string">
            <text:p>TBD</text:p>
          </table:table-cell>
          <table:table-cell office:value-type="string" calcext:value-type="string">
            <text:p>gender available (populated via “Person”)</text:p>
            <text:p>NB: Project Number connects to P3_PersonExport.csv</text:p>
          </table:table-cell>
          <table:table-cell office:value-type="string" calcext:value-type="string">
            <text:p>yes</text:p>
          </table:table-cell>
          <table:table-cell table:style-name="ce8" office:value-type="string" calcext:value-type="string">
            <text:p>Name of the responsible applicant. This is the person who submitted the application to the SNSF; in the case of research groups it refers to the applicant to whom all communications are addressed.</text:p>
          </table:table-cell>
          <table:table-cell table:number-columns-repeated="1018"/>
        </table:table-row>
        <table:table-row table:style-name="ro5">
          <table:covered-table-cell/>
          <table:table-cell office:value-type="string" calcext:value-type="string">
            <text:p>Funding Instrument</text:p>
          </table:table-cell>
          <table:table-cell office:value-type="string" calcext:value-type="string">
            <text:p>filter SI-leaning instruments + possibly to construct a control group</text:p>
          </table:table-cell>
          <table:table-cell office:value-type="string" calcext:value-type="string">
            <text:p>possibly also useful when interpreting results, e.g. <text:span text:style-name="T3">Is SI more visible in certain funding categories?</text:span></text:p>
          </table:table-cell>
          <table:table-cell/>
          <table:table-cell table:style-name="ce8" office:value-type="string" calcext:value-type="string">
            <text:p><text:span text:style-name="T9">In line with the concept of fair competition, the SNSF has established various </text:span><text:span text:style-name="T10"><text:a xlink:href="http://www.snf.ch/en/funding/selection-guide-for-funding-schemes/overview-of-funding-schemes/Pages/default.aspx&quot; \t &quot;_BLANK" xlink:type="simple">funding schemes for research and scientific communication</text:a></text:span><text:span text:style-name="T11">, each of which has its own budget, objectives and conditions.</text:span></text:p>
            <text:p><text:span text:style-name="T12">Schemes funded by institutions other than the SNSF and any additional measures such as mobility grants in projects or equality grants, or 120 % support grants, are not contained in P3.</text:span></text:p>
            <text:p><text:span text:style-name="T9">In addition, sub-projects of the National Centres of Competence in Research (NCCRs) are not listed in P</text:span><text:span text:style-name="T13">3</text:span><text:span text:style-name="T9">. An NCCR is composed of a network of research groups and projects. P</text:span><text:span text:style-name="T13">3 </text:span><text:span text:style-name="T9">contains only one project for each network and each four-year phase. Further details about the NCCRs and links to the sites of each NCCR can be found on </text:span><text:span text:style-name="T10"><text:a xlink:href="http://www.nccr.ch/" xlink:type="simple">www.nccr.ch</text:a></text:span><text:span text:style-name="T11">.</text:span></text:p>
          </table:table-cell>
          <table:table-cell table:number-columns-repeated="1018"/>
        </table:table-row>
        <table:table-row table:style-name="ro3">
          <table:covered-table-cell/>
          <table:table-cell office:value-type="string" calcext:value-type="string">
            <text:p>Funding Instrument Hierarchy</text:p>
          </table:table-cell>
          <table:table-cell/>
          <table:table-cell office:value-type="string" calcext:value-type="string">
            <text:p>similar to <text:span text:style-name="T3">funding instrument</text:span><text:span text:style-name="T4"> in interpreting results</text:span></text:p>
          </table:table-cell>
          <table:table-cell/>
          <table:table-cell table:style-name="ce10" office:value-type="string" calcext:value-type="string">
            <text:p><text:span text:style-name="T9">Top Level Hierarchy </text:span><text:span text:style-name="T10"><text:a xlink:href="http://p3.snf.ch/Pages/DataAndDocumentation.aspx#Funding%20Instrument" xlink:type="simple">Funding Instrument</text:a></text:span><text:span text:style-name="T11">.</text:span></text:p>
          </table:table-cell>
          <table:table-cell table:number-columns-repeated="1018"/>
        </table:table-row>
        <table:table-row table:style-name="ro3">
          <table:covered-table-cell/>
          <table:table-cell office:value-type="string" calcext:value-type="string">
            <text:p>Institution</text:p>
          </table:table-cell>
          <table:table-cell/>
          <table:table-cell office:value-type="string" calcext:value-type="string">
            <text:p><text:span text:style-name="T3">institution types</text:span> could be useful when interpreting results</text:p>
          </table:table-cell>
          <table:table-cell/>
          <table:table-cell table:style-name="ce10" office:value-type="string" calcext:value-type="string">
            <text:p><text:span text:style-name="T9">According to the information submitted by the responsible applicant, this is the research institution where the project will largely be carried out. Typically, this is the institution or specific lab where the responsible applicant works. The institution is therefore linked to the application. This field is not structured, but its content is consolidated internally. There is no link in the database to the field </text:span><text:span text:style-name="T10"><text:a xlink:href="http://p3.snf.ch/Pages/DataAndDocumentation.aspx#University" xlink:type="simple">University</text:a></text:span><text:span text:style-name="T11">.</text:span></text:p>
          </table:table-cell>
          <table:table-cell table:number-columns-repeated="1018"/>
        </table:table-row>
        <table:table-row table:style-name="ro3">
          <table:covered-table-cell/>
          <table:table-cell office:value-type="string" calcext:value-type="string">
            <text:p>Institution Country</text:p>
          </table:table-cell>
          <table:table-cell office:value-type="string" calcext:value-type="string">
            <text:p>filtering certain countries</text:p>
          </table:table-cell>
          <table:table-cell office:value-type="string" calcext:value-type="string">
            <text:p>Q: eliminate non-CH countries?</text:p>
          </table:table-cell>
          <table:table-cell/>
          <table:table-cell table:style-name="ce8" office:value-type="string" calcext:value-type="string">
            <text:p>The country of the institution. Most international locations are related to mobility fellowships.</text:p>
          </table:table-cell>
          <table:table-cell table:number-columns-repeated="1018"/>
        </table:table-row>
        <table:table-row table:style-name="ro3">
          <table:covered-table-cell/>
          <table:table-cell office:value-type="string" calcext:value-type="string">
            <text:p>University</text:p>
          </table:table-cell>
          <table:table-cell table:number-columns-repeated="3"/>
          <table:table-cell table:style-name="ce8" office:value-type="string" calcext:value-type="string">
            <text:p>This is the institution where the project will largely be carried out according to the application. Pick list.</text:p>
          </table:table-cell>
          <table:table-cell table:number-columns-repeated="1018"/>
        </table:table-row>
        <table:table-row table:style-name="ro3">
          <table:covered-table-cell/>
          <table:table-cell office:value-type="string" calcext:value-type="string">
            <text:p>Discipline Number</text:p>
          </table:table-cell>
          <table:table-cell office:value-type="string" calcext:value-type="string">
            <text:p>handling disciplines</text:p>
          </table:table-cell>
          <table:table-cell table:number-columns-repeated="2"/>
          <table:table-cell table:style-name="ce10" office:value-type="string" calcext:value-type="string">
            <text:p><text:span text:style-name="T14">Number of the discipline. Only the main discipline. The responsible applicant chooses the most suitable discipline for the application, from a </text:span><text:span text:style-name="T15"><text:a xlink:href="http://www.snf.ch/SiteCollectionDocuments/allg_disziplinenliste.pdf&quot; \t &quot;_BLANK" xlink:type="simple">list of disciplines supplied by the SNSF</text:a></text:span><text:span text:style-name="T16">. This list contains disciplines that are similar or that overlap partially (a single research project may be assigned to one discipline or another depending on the applicant’s interpretation). Even though many projects are interdisciplinary, only the single discipline entered by the responsible applicant is contained in the data.</text:span></text:p>
          </table:table-cell>
          <table:table-cell table:number-columns-repeated="1018"/>
        </table:table-row>
        <table:table-row table:style-name="ro3">
          <table:covered-table-cell/>
          <table:table-cell office:value-type="string" calcext:value-type="string">
            <text:p>Discipline Name</text:p>
          </table:table-cell>
          <table:table-cell office:value-type="string" calcext:value-type="string">
            <text:p>relevant for classification</text:p>
          </table:table-cell>
          <table:table-cell table:number-columns-repeated="2"/>
          <table:table-cell table:style-name="ce10" office:value-type="string" calcext:value-type="string">
            <text:p><text:span text:style-name="T9">Name of the discipline. Only the main discipline. The responsible applicant chooses the most suitable discipline for the application, from a </text:span><text:span text:style-name="T10"><text:a xlink:href="http://www.snf.ch/SiteCollectionDocuments/allg_disziplinenliste.pdf&quot; \t &quot;_BLANK" xlink:type="simple">list of disciplines supplied by the SNSF</text:a></text:span><text:span text:style-name="T11">. This list contains disciplines that are similar or that overlap partially (a single research project may be assigned to one discipline or another depending on the applicant’s interpretation). Even though many projects are interdisciplinary, only the single discipline entered by the responsible applicant is contained in the data.</text:span></text:p>
          </table:table-cell>
          <table:table-cell table:number-columns-repeated="1018"/>
        </table:table-row>
        <table:table-row table:style-name="ro3">
          <table:covered-table-cell/>
          <table:table-cell office:value-type="string" calcext:value-type="string">
            <text:p>Discipline Name Hierarchy</text:p>
          </table:table-cell>
          <table:table-cell office:value-type="string" calcext:value-type="string">
            <text:p>useful to assign disciplines</text:p>
          </table:table-cell>
          <table:table-cell table:number-columns-repeated="2"/>
          <table:table-cell table:style-name="ce10" office:value-type="string" calcext:value-type="string">
            <text:p><text:span text:style-name="T9">Top level of </text:span><text:span text:style-name="T10"><text:a xlink:href="http://p3.snf.ch/Pages/DataAndDocumentation.aspx#Discipline%20Name" xlink:type="simple">discipline</text:a></text:span><text:span text:style-name="T11">.</text:span></text:p>
          </table:table-cell>
          <table:table-cell table:number-columns-repeated="1018"/>
        </table:table-row>
        <table:table-row table:style-name="ro3">
          <table:covered-table-cell/>
          <table:table-cell office:value-type="string" calcext:value-type="string">
            <text:p>Start Date</text:p>
          </table:table-cell>
          <table:table-cell office:value-type="string" calcext:value-type="string">
            <text:p>important to filter projects</text:p>
          </table:table-cell>
          <table:table-cell table:number-columns-repeated="2"/>
          <table:table-cell table:style-name="ce11" office:value-type="string" calcext:value-type="string">
            <text:p>Date on which the project starts, as defined in the release of funds notice.</text:p>
          </table:table-cell>
          <table:table-cell table:number-columns-repeated="1018"/>
        </table:table-row>
        <table:table-row table:style-name="ro4">
          <table:covered-table-cell/>
          <table:table-cell office:value-type="string" calcext:value-type="string">
            <text:p>End Date</text:p>
          </table:table-cell>
          <table:table-cell office:value-type="string" calcext:value-type="string">
            <text:p>important to filter projects</text:p>
          </table:table-cell>
          <table:table-cell office:value-type="string" calcext:value-type="string">
            <text:p><text:span text:style-name="T5">ca. 11000 projects from 2015-2018</text:span></text:p>
            <text:p><text:span text:style-name="T5">ca. 13500 projects from 2015-2019</text:span></text:p>
          </table:table-cell>
          <table:table-cell/>
          <table:table-cell table:style-name="ce11" office:value-type="string" calcext:value-type="string">
            <text:p>Actual end date of the project (updated if changed).</text:p>
          </table:table-cell>
          <table:table-cell table:number-columns-repeated="1018"/>
        </table:table-row>
        <table:table-row table:style-name="ro6">
          <table:covered-table-cell/>
          <table:table-cell office:value-type="string" calcext:value-type="string">
            <text:p>Approved Amount</text:p>
          </table:table-cell>
          <table:table-cell office:value-type="string" calcext:value-type="string">
            <text:p><text:span text:style-name="T1">maybe relevant for interpretation of results (e.g. </text:span><text:span text:style-name="T2">outcome dependency on funding amount?</text:span></text:p>
          </table:table-cell>
          <table:table-cell table:number-columns-repeated="2"/>
          <table:table-cell table:style-name="ce8" office:value-type="string" calcext:value-type="string">
            <text:p><text:span text:style-name="T12">Approved amount, changed if the award is corrected.</text:span></text:p>
            <text:p><text:span text:style-name="T17">The grants recorded in P</text:span><text:span text:style-name="T18">3 </text:span><text:span text:style-name="T17">cover salaries for scientific and technical staff as well as the direct costs of materials. With the exception of the career funding schemes, the grants do not include the applicants’ salaries.</text:span></text:p>
            <text:p><text:span text:style-name="T12">This amount is not indicated in the case of mobility fellowships since it depends on administrative factors, typically the destination, cost of living, family allowances (if applicable) and exchange rate differences.</text:span></text:p>
            <text:p><text:span text:style-name="T9">Also in the case of NCCRs this amount is not available in P</text:span><text:span text:style-name="T13">3</text:span><text:span text:style-name="T9">, rather details of the funding for each NCCR can be found at </text:span><text:span text:style-name="T10"><text:a xlink:href="http://www.nccr.ch/" xlink:type="simple">www.nccr.ch</text:a></text:span><text:span text:style-name="T11">.</text:span></text:p>
          </table:table-cell>
          <table:table-cell table:number-columns-repeated="1018"/>
        </table:table-row>
        <table:table-row table:style-name="ro3">
          <table:covered-table-cell/>
          <table:table-cell office:value-type="string" calcext:value-type="string">
            <text:p>Keywords</text:p>
          </table:table-cell>
          <table:table-cell office:value-type="string" calcext:value-type="string">
            <text:p>TBD: may be important for the sampling (keyword search)</text:p>
          </table:table-cell>
          <table:table-cell office:value-type="string" calcext:value-type="string">
            <text:p>cf. operationalisation of SI</text:p>
          </table:table-cell>
          <table:table-cell/>
          <table:table-cell table:style-name="ce12" office:value-type="string" calcext:value-type="string">
            <text:p>Keywords are entered by the responsible applicant in an unstructured field. Keywords were first collected in the 1990s, initially quite irregularly, and then more regularly during the 2000s.</text:p>
          </table:table-cell>
          <table:table-cell table:number-columns-repeated="1018"/>
        </table:table-row>
        <table:table-row table:style-name="ro4">
          <table:covered-table-cell/>
          <table:table-cell office:value-type="string" calcext:value-type="string">
            <text:p>Abstract (Project)</text:p>
          </table:table-cell>
          <table:table-cell office:value-type="string" calcext:value-type="string">
            <text:p>TBD: likely to be important for the sampling</text:p>
          </table:table-cell>
          <table:table-cell office:value-type="string" calcext:value-type="string">
            <text:p>cf. operationalisation of SI</text:p>
            <text:p>available for only 40 % of projects and in various languages</text:p>
          </table:table-cell>
          <table:table-cell/>
          <table:table-cell table:style-name="ce12" office:value-type="string" calcext:value-type="string">
            <text:p>The scientific abstract of the research project. It is at first copied from the applications submitted. The applicants can edit it subsequently on mySNF. The researchers are responsible for the contents.</text:p>
          </table:table-cell>
          <table:table-cell table:number-columns-repeated="1018"/>
        </table:table-row>
        <table:table-row table:style-name="ro3">
          <table:covered-table-cell/>
          <table:table-cell office:value-type="string" calcext:value-type="string">
            <text:p>Lay Summary – Lead</text:p>
          </table:table-cell>
          <table:table-cell/>
          <table:table-cell office:value-type="string" calcext:value-type="string">
            <text:p>Q: what is the difference between the Lead and non-Lead Lay Summary?</text:p>
          </table:table-cell>
          <table:table-cell/>
          <table:table-cell table:style-name="ce7" office:value-type="string" calcext:value-type="string">
            <text:p><text:span text:style-name="T19">Summarise the most important information in the </text:span><text:span text:style-name="T20"><text:a xlink:href="http://p3.snf.ch/Pages/DataAndDocumentation.aspx#Lay%20Summary" xlink:type="simple">Lay Summary</text:a></text:span><text:span text:style-name="T21">.</text:span></text:p>
          </table:table-cell>
          <table:table-cell table:number-columns-repeated="1018"/>
        </table:table-row>
        <table:table-row table:style-name="ro4">
          <table:covered-table-cell/>
          <table:table-cell office:value-type="string" calcext:value-type="string">
            <text:p>Lay Summary</text:p>
          </table:table-cell>
          <table:table-cell office:value-type="string" calcext:value-type="string">
            <text:p>TBD: helpful for keyword searchers</text:p>
          </table:table-cell>
          <table:table-cell office:value-type="string" calcext:value-type="string">
            <text:p>coverage is an issue (available for a small percentage of projects only)</text:p>
          </table:table-cell>
          <table:table-cell/>
          <table:table-cell table:style-name="ce8" office:value-type="string" calcext:value-type="string">
            <text:p><text:span text:style-name="T9">The lay summary is a summary of a research project aimed at laypeople. It is published at least in one national language (German, French or Italian). It complements the </text:span><text:span text:style-name="T10"><text:a xlink:href="http://p3.snf.ch/Pages/DataAndDocumentation.aspx#Abstract%20(Project)" xlink:type="simple">abstract</text:a></text:span><text:span text:style-name="T11"> (of the application, generally in English), the </text:span><text:span text:style-name="T10"><text:a xlink:href="http://p3.snf.ch/Pages/DataAndDocumentation.aspx#Keywords" xlink:type="simple">keywords</text:a></text:span><text:span text:style-name="T11"> and the output data. The researchers are responsible for the contents. During the research work and, in particular, after completion of the project, the lay summary must be updated and the results must be included in it.</text:span></text:p>
            <text:p><text:span text:style-name="T12">The lay summary includes the aims of the research project at the start of research and results after completion of the project, as well as the scientific and societal context of the research project.</text:span></text:p>
          </table:table-cell>
          <table:table-cell table:number-columns-repeated="1018"/>
        </table:table-row>
        <table:table-row table:style-name="ro1">
          <table:table-cell table:style-name="ce4" office:value-type="string" calcext:value-type="string" table:number-columns-spanned="1" table:number-rows-spanned="13">
            <text:p>People</text:p>
          </table:table-cell>
          <table:table-cell table:style-name="ce4" office:value-type="string" calcext:value-type="string" table:number-columns-spanned="4" table:number-rows-spanned="1">
            <text:p>People</text:p>
          </table:table-cell>
          <table:covered-table-cell table:number-columns-repeated="3"/>
          <table:table-cell table:style-name="ce10" office:value-type="string" calcext:value-type="string">
            <text:p><text:span text:style-name="T9">This file lists all of the people who have a role in a project entered in P</text:span><text:span text:style-name="T13">3</text:span><text:span text:style-name="T9">. Each project a researcher has contributed to is listed in the columns for individual roles: </text:span><text:span text:style-name="T10"><text:a xlink:href="http://p3.snf.ch/Pages/DataAndDocumentation.aspx#Projects%20as%20responsible%20Applicant" xlink:type="simple">Projects as responsible Applicant</text:a></text:span><text:span text:style-name="T11">, </text:span><text:span text:style-name="T10"><text:a xlink:href="http://p3.snf.ch/Pages/DataAndDocumentation.aspx#Projects%20as%20Applicant" xlink:type="simple">Projects as Applicant</text:a></text:span><text:span text:style-name="T11">, </text:span><text:span text:style-name="T10"><text:a xlink:href="http://p3.snf.ch/Pages/DataAndDocumentation.aspx#Projects%20as%20Partner" xlink:type="simple">Projects as Partner</text:a></text:span><text:span text:style-name="T11">, </text:span><text:span text:style-name="T10"><text:a xlink:href="http://p3.snf.ch/Pages/DataAndDocumentation.aspx#Projects%20as%20Practice%20Partner" xlink:type="simple">Projects as Practice Partner</text:a></text:span><text:span text:style-name="T11">, </text:span><text:span text:style-name="T10"><text:a xlink:href="http://p3.snf.ch/Pages/DataAndDocumentation.aspx#Projects%20as%20Contact%20Person" xlink:type="simple">Projects as Contact Person</text:a></text:span><text:span text:style-name="T11"> and </text:span><text:span text:style-name="T10"><text:a xlink:href="http://p3.snf.ch/Pages/DataAndDocumentation.aspx#Projects%20as%20Employee" xlink:type="simple">Projects as Employee</text:a></text:span><text:span text:style-name="T11">. Details and comments on each field are provided below.</text:span></text:p>
          </table:table-cell>
          <table:table-cell table:number-columns-repeated="1018"/>
        </table:table-row>
        <table:table-row table:style-name="ro3">
          <table:covered-table-cell/>
          <table:table-cell office:value-type="string" calcext:value-type="string">
            <text:p>Family name</text:p>
          </table:table-cell>
          <table:table-cell table:number-columns-repeated="2"/>
          <table:table-cell office:value-type="string" calcext:value-type="string">
            <text:p>yes</text:p>
          </table:table-cell>
          <table:table-cell table:style-name="ce7" office:value-type="string" calcext:value-type="string">
            <text:p>Family name.</text:p>
          </table:table-cell>
          <table:table-cell table:number-columns-repeated="1018"/>
        </table:table-row>
        <table:table-row table:style-name="ro3">
          <table:covered-table-cell/>
          <table:table-cell office:value-type="string" calcext:value-type="string">
            <text:p>First Name</text:p>
          </table:table-cell>
          <table:table-cell table:number-columns-repeated="3"/>
          <table:table-cell table:style-name="ce8" office:value-type="string" calcext:value-type="string">
            <text:p>First name.</text:p>
          </table:table-cell>
          <table:table-cell table:number-columns-repeated="1018"/>
        </table:table-row>
        <table:table-row table:style-name="ro4">
          <table:covered-table-cell/>
          <table:table-cell office:value-type="string" calcext:value-type="string">
            <text:p>Institute Name</text:p>
          </table:table-cell>
          <table:table-cell table:number-columns-repeated="3"/>
          <table:table-cell table:style-name="ce8" office:value-type="string" calcext:value-type="string">
            <text:p><text:span text:style-name="T12">The research institution of the person is not linked to the project, but only to the person. It is the most recent entry in our database for the location at which the person in question works. For this reason, this field cannot be linked to projects in order to find all the institutions involved in a project via its people.</text:span></text:p>
            <text:p><text:span text:style-name="T9">At all times, the people in question are able to update their personal information (by logging on to the </text:span><text:span text:style-name="T10"><text:a xlink:href="https://www.mysnf.ch/" xlink:type="simple">mySNF</text:a></text:span><text:span text:style-name="T11"> web platform, the SNSF portal used to submit and manage applications and projects). This field is not structured, but its content is consolidated internally.</text:span></text:p>
          </table:table-cell>
          <table:table-cell table:number-columns-repeated="1018"/>
        </table:table-row>
        <table:table-row table:style-name="ro3">
          <table:covered-table-cell/>
          <table:table-cell office:value-type="string" calcext:value-type="string">
            <text:p>Institute Place</text:p>
          </table:table-cell>
          <table:table-cell table:number-columns-repeated="3"/>
          <table:table-cell table:style-name="ce7" office:value-type="string" calcext:value-type="string">
            <text:p><text:span text:style-name="T19">City in which the research institution is located (</text:span><text:span text:style-name="T20"><text:a xlink:href="http://p3.snf.ch/Pages/DataAndDocumentation.aspx#Institute%20Name" xlink:type="simple">Institute</text:a></text:span><text:span text:style-name="T21">).</text:span></text:p>
          </table:table-cell>
          <table:table-cell table:number-columns-repeated="1018"/>
        </table:table-row>
        <table:table-row table:style-name="ro3">
          <table:covered-table-cell/>
          <table:table-cell office:value-type="string" calcext:value-type="string">
            <text:p>Person ID SNSF</text:p>
          </table:table-cell>
          <table:table-cell office:value-type="string" calcext:value-type="string">
            <text:p>useful to handle cases</text:p>
          </table:table-cell>
          <table:table-cell office:value-type="string" calcext:value-type="string">
            <text:p>Q: needed to determine further characteristics not available in the publicly available data, such as age group? (via a closed data source)</text:p>
          </table:table-cell>
          <table:table-cell/>
          <table:table-cell table:style-name="ce12" office:value-type="string" calcext:value-type="string">
            <text:p><text:span text:style-name="T22">Unique identifier for a person in P</text:span><text:span text:style-name="T23">3</text:span></text:p>
          </table:table-cell>
          <table:table-cell table:number-columns-repeated="1018"/>
        </table:table-row>
        <table:table-row table:style-name="ro3">
          <table:covered-table-cell/>
          <table:table-cell office:value-type="string" calcext:value-type="string">
            <text:p>ORCID</text:p>
          </table:table-cell>
          <table:table-cell/>
          <table:table-cell office:value-type="string" calcext:value-type="string">
            <text:p>sparsely populated</text:p>
          </table:table-cell>
          <table:table-cell office:value-type="string" calcext:value-type="string">
            <text:p>no</text:p>
          </table:table-cell>
          <table:table-cell table:style-name="ce7" office:value-type="string" calcext:value-type="string">
            <text:p><text:span text:style-name="T19">ORCID is an alphanumeric code (format xxxx-xxxx-xxxx-xxxx) for identifying scientific authors. ORCID makes it possible to link publications with authors electronically across different databases. For more information, please go to </text:span><text:span text:style-name="T20"><text:a xlink:href="http://www.orcid.org/" xlink:type="simple">www.orcid.org</text:a></text:span><text:span text:style-name="T21">. The ORCID has been recorded since September 2013.</text:span></text:p>
          </table:table-cell>
          <table:table-cell table:number-columns-repeated="1018"/>
        </table:table-row>
        <table:table-row table:style-name="ro3">
          <table:covered-table-cell/>
          <table:table-cell office:value-type="string" calcext:value-type="string">
            <text:p>Projects as responsible Applicant</text:p>
          </table:table-cell>
          <table:table-cell table:number-columns-repeated="3"/>
          <table:table-cell table:style-name="ce7" office:value-type="string" calcext:value-type="string">
            <text:p><text:span text:style-name="T19">Can be linked to the </text:span><text:span text:style-name="T20"><text:a xlink:href="http://p3.snf.ch/Pages/DataAndDocumentation.aspx#Project%20Number" xlink:type="simple">Project Number</text:a></text:span><text:span text:style-name="T21"> field to find projects for which this person has been or is an applicant, i.e. a member of the research group that submitted the application to the SNSF; each applicant assumes personal responsibility for the project. The projects for which this person has been or is the responsible applicant are listed only in the column Projects_as_responsible_applicant.</text:span></text:p>
          </table:table-cell>
          <table:table-cell table:number-columns-repeated="1018"/>
        </table:table-row>
        <table:table-row table:style-name="ro3">
          <table:covered-table-cell/>
          <table:table-cell office:value-type="string" calcext:value-type="string">
            <text:p>Projects as Applicant</text:p>
          </table:table-cell>
          <table:table-cell table:number-columns-repeated="3"/>
          <table:table-cell table:style-name="ce7" office:value-type="string" calcext:value-type="string">
            <text:p><text:span text:style-name="T19">Can be linked to the </text:span><text:span text:style-name="T20"><text:a xlink:href="http://p3.snf.ch/Pages/DataAndDocumentation.aspx#Project%20Number" xlink:type="simple">Project Number</text:a></text:span><text:span text:style-name="T21"> field to find projects for which this person has been or is an applicant, i.e. a member of the research group that submitted the application to the SNSF; each applicant assumes personal responsibility for the project. The projects for which this person has been or is the responsible applicant are listed only in the column </text:span><text:span text:style-name="T20"><text:a xlink:href="http://p3.snf.ch/Pages/DataAndDocumentation.aspx#Projects%20as%20responsible%20Applicant" xlink:type="simple">Projects as responsible Applicant</text:a></text:span><text:span text:style-name="T21">.</text:span></text:p>
          </table:table-cell>
          <table:table-cell table:number-columns-repeated="1018"/>
        </table:table-row>
        <table:table-row table:style-name="ro3">
          <table:covered-table-cell/>
          <table:table-cell office:value-type="string" calcext:value-type="string">
            <text:p>Projects as Partner</text:p>
          </table:table-cell>
          <table:table-cell table:number-columns-repeated="3"/>
          <table:table-cell table:style-name="ce7" office:value-type="string" calcext:value-type="string">
            <text:p><text:span text:style-name="T19">Can be linked to the </text:span><text:span text:style-name="T20"><text:a xlink:href="http://p3.snf.ch/Pages/DataAndDocumentation.aspx" xlink:type="simple">Project Number</text:a></text:span><text:span text:style-name="T21"> field to find projects for which this person has been or is a project partner. Since the introduction of the new funding regulations on 1 January 2016, project partners comprise researchers who make a partial contribution to the project, without assuming any personal responsibility. They must be mentioned as such in the application. They do not have the right to refer to SNSF funding as a grant obtained individually.</text:span></text:p>
          </table:table-cell>
          <table:table-cell table:number-columns-repeated="1018"/>
        </table:table-row>
        <table:table-row table:style-name="ro3">
          <table:covered-table-cell/>
          <table:table-cell office:value-type="string" calcext:value-type="string">
            <text:p>Projects as Practice Partner</text:p>
          </table:table-cell>
          <table:table-cell table:number-columns-repeated="3"/>
          <table:table-cell table:style-name="ce7" office:value-type="string" calcext:value-type="string">
            <text:p><text:span text:style-name="T19">Can be linked to the </text:span><text:span text:style-name="T20"><text:a xlink:href="http://p3.snf.ch/Pages/DataAndDocumentation.aspx#Project%20Number" xlink:type="simple">Project Number</text:a></text:span><text:span text:style-name="T21"> field to find projects for which this person has been a practice partner. Practice partners only existed in the scope of the DORE programme. They were potential users of the research results who generally also contributed a specific amount to the project budget. In 2012, the DORE programme was integrated into the project funding scheme as use-inspired research.</text:span></text:p>
          </table:table-cell>
          <table:table-cell table:number-columns-repeated="1018"/>
        </table:table-row>
        <table:table-row table:style-name="ro3">
          <table:covered-table-cell/>
          <table:table-cell office:value-type="string" calcext:value-type="string">
            <text:p>Projects as Employee</text:p>
          </table:table-cell>
          <table:table-cell table:number-columns-repeated="3"/>
          <table:table-cell table:style-name="ce7" office:value-type="string" calcext:value-type="string">
            <text:p><text:span text:style-name="T19">Can be linked to the </text:span><text:span text:style-name="T20"><text:a xlink:href="http://p3.snf.ch/Pages/DataAndDocumentation.aspx#Project%20Number" xlink:type="simple">Project Number</text:a></text:span><text:span text:style-name="T21"> field to find projects for which this person has been or is employed as a staff member. Most of the funding schemes, incl. project funding, cover the costs of employing research personnel.</text:span></text:p>
          </table:table-cell>
          <table:table-cell table:number-columns-repeated="1018"/>
        </table:table-row>
        <table:table-row table:style-name="ro3">
          <table:covered-table-cell/>
          <table:table-cell office:value-type="string" calcext:value-type="string">
            <text:p>Projects as Contact Person</text:p>
          </table:table-cell>
          <table:table-cell table:number-columns-repeated="3"/>
          <table:table-cell table:style-name="ce8" office:value-type="string" calcext:value-type="string">
            <text:p>Can be linked to the Project Number field to find projects for which this person is the contact person in cases where the responsible applicant is a legal entity.</text:p>
          </table:table-cell>
          <table:table-cell table:number-columns-repeated="1018"/>
        </table:table-row>
        <table:table-row table:style-name="ro2">
          <table:table-cell table:style-name="ce2" office:value-type="string" calcext:value-type="string" table:number-columns-spanned="1" table:number-rows-spanned="27">
            <text:p>Publications</text:p>
          </table:table-cell>
          <table:table-cell table:style-name="ce2" office:value-type="string" calcext:value-type="string" table:number-columns-spanned="4" table:number-rows-spanned="1">
            <text:p>Publications</text:p>
          </table:table-cell>
          <table:covered-table-cell table:number-columns-repeated="3"/>
          <table:table-cell table:style-name="ce8" office:value-type="string" calcext:value-type="string">
            <text:p><text:span text:style-name="T12">The SNSF has systematically collected scientific output data since August 2011. The entry of this data is therefore not mandatory for projects carried out before introduction of this measure.</text:span></text:p>
            <text:p><text:span text:style-name="T17">In the case of publications, some output data is only entered towards the end of the project, or possibly even after the project has finished. The applicants are able to import their publications from publication databases or to enter the information manually. The SNSF does not conduct any verification or systematic monitoring of this data. The responsible applicants are the sole guarantors for the completeness and accuracy of this data. This must be taken into account by users who analyse the data. Details and comments on each field are given below</text:span></text:p>
            <text:p><text:span text:style-name="T12">Since 2012, publication data has also contained publication grants that do not relate directly to the scientific output of a project, but to an entirely separate SNSF funding scheme that helps researchers in Switzerland make the results of their research known to the scientific community.</text:span></text:p>
          </table:table-cell>
          <table:table-cell table:number-columns-repeated="1018"/>
        </table:table-row>
        <table:table-row table:style-name="ro3">
          <table:covered-table-cell/>
          <table:table-cell office:value-type="string" calcext:value-type="string">
            <text:p>Publication ID SNSF</text:p>
          </table:table-cell>
          <table:table-cell table:number-columns-repeated="3"/>
          <table:table-cell table:style-name="ce8" office:value-type="string" calcext:value-type="string">
            <text:p>Unique identifier of the publication (for SNSF).</text:p>
          </table:table-cell>
          <table:table-cell table:number-columns-repeated="1018"/>
        </table:table-row>
        <table:table-row table:style-name="ro3">
          <table:covered-table-cell/>
          <table:table-cell office:value-type="string" calcext:value-type="string">
            <text:p>Project Number</text:p>
          </table:table-cell>
          <table:table-cell table:number-columns-repeated="3"/>
          <table:table-cell table:style-name="ce8" office:value-type="string" calcext:value-type="string">
            <text:p>Unique identifier of the project.</text:p>
          </table:table-cell>
          <table:table-cell table:number-columns-repeated="1018"/>
        </table:table-row>
        <table:table-row table:style-name="ro3">
          <table:covered-table-cell/>
          <table:table-cell office:value-type="string" calcext:value-type="string">
            <text:p>Peer Review Status</text:p>
          </table:table-cell>
          <table:table-cell table:number-columns-repeated="2"/>
          <table:table-cell office:value-type="string" calcext:value-type="string">
            <text:p>yes</text:p>
          </table:table-cell>
          <table:table-cell table:style-name="ce12" office:value-type="string" calcext:value-type="string">
            <text:p>Publication type. Pick list (peer-reviewed, not peer-reviewed).</text:p>
          </table:table-cell>
          <table:table-cell table:number-columns-repeated="1018"/>
        </table:table-row>
        <table:table-row table:style-name="ro3">
          <table:covered-table-cell/>
          <table:table-cell office:value-type="string" calcext:value-type="string">
            <text:p>Type of Publication</text:p>
          </table:table-cell>
          <table:table-cell table:number-columns-repeated="2"/>
          <table:table-cell office:value-type="string" calcext:value-type="string">
            <text:p>yes</text:p>
          </table:table-cell>
          <table:table-cell table:style-name="ce12" office:value-type="string" calcext:value-type="string">
            <text:p>Publication format. Pick list (Book, Contribution to book, Editors, Original article, Proceedings, Review article, Other publications).</text:p>
          </table:table-cell>
          <table:table-cell table:number-columns-repeated="1018"/>
        </table:table-row>
        <table:table-row table:style-name="ro3">
          <table:covered-table-cell/>
          <table:table-cell office:value-type="string" calcext:value-type="string">
            <text:p>Title of Publication</text:p>
          </table:table-cell>
          <table:table-cell table:number-columns-repeated="2"/>
          <table:table-cell office:value-type="string" calcext:value-type="string">
            <text:p>yes</text:p>
          </table:table-cell>
          <table:table-cell table:style-name="ce8" office:value-type="string" calcext:value-type="string">
            <text:p>Title of the publication.</text:p>
          </table:table-cell>
          <table:table-cell table:number-columns-repeated="1018"/>
        </table:table-row>
        <table:table-row table:style-name="ro3">
          <table:covered-table-cell/>
          <table:table-cell office:value-type="string" calcext:value-type="string">
            <text:p>Authors</text:p>
          </table:table-cell>
          <table:table-cell table:number-columns-repeated="3"/>
          <table:table-cell table:style-name="ce8" office:value-type="string" calcext:value-type="string">
            <text:p>Authors of the publication, typically separated by a semicolon but sometimes by another or no separator. In some cases if there are many authors, only the applicants and principal authors are listed.</text:p>
          </table:table-cell>
          <table:table-cell table:number-columns-repeated="1018"/>
        </table:table-row>
        <table:table-row table:style-name="ro3">
          <table:covered-table-cell/>
          <table:table-cell office:value-type="string" calcext:value-type="string">
            <text:p>Status</text:p>
          </table:table-cell>
          <table:table-cell table:number-columns-repeated="2"/>
          <table:table-cell office:value-type="string" calcext:value-type="string">
            <text:p>yes</text:p>
          </table:table-cell>
          <table:table-cell table:style-name="ce12" office:value-type="string" calcext:value-type="string">
            <text:p>Publication status. Pick list (accepted, published).</text:p>
          </table:table-cell>
          <table:table-cell table:number-columns-repeated="1018"/>
        </table:table-row>
        <table:table-row table:style-name="ro3">
          <table:covered-table-cell/>
          <table:table-cell office:value-type="string" calcext:value-type="string">
            <text:p>Publication Year</text:p>
          </table:table-cell>
          <table:table-cell table:number-columns-repeated="3"/>
          <table:table-cell table:style-name="ce7" office:value-type="string" calcext:value-type="string">
            <text:p><text:span text:style-name="T19">Year of publication, if the </text:span><text:span text:style-name="T20"><text:a xlink:href="http://p3.snf.ch/Pages/DataAndDocumentation.aspx#Status" xlink:type="simple">Status</text:a></text:span><text:span text:style-name="T21"> is "published".</text:span></text:p>
          </table:table-cell>
          <table:table-cell table:number-columns-repeated="1018"/>
        </table:table-row>
        <table:table-row table:style-name="ro3">
          <table:covered-table-cell/>
          <table:table-cell office:value-type="string" calcext:value-type="string">
            <text:p>ISBN</text:p>
          </table:table-cell>
          <table:table-cell table:number-columns-repeated="3"/>
          <table:table-cell table:style-name="ce12" office:value-type="string" calcext:value-type="string">
            <text:p>Mandatory field in the case of Books, Contributions to book, or Editors.</text:p>
          </table:table-cell>
          <table:table-cell table:number-columns-repeated="1018"/>
        </table:table-row>
        <table:table-row table:style-name="ro7">
          <table:covered-table-cell/>
          <table:table-cell office:value-type="string" calcext:value-type="string">
            <text:p>DOI</text:p>
          </table:table-cell>
          <table:table-cell table:number-columns-repeated="3"/>
          <table:table-cell table:style-name="ce7" office:value-type="string" calcext:value-type="string">
            <text:p><text:span text:style-name="T24">The DOI (Digital Object Identifier) is an unambiguous and lasting identifier for digital objects. It is mainly used for online articles in academic journals and is similar to the </text:span><text:span text:style-name="T25"><text:a xlink:href="http://p3.snf.ch/Pages/DataAndDocumentation.aspx#ISBN" xlink:type="simple">ISBN</text:a></text:span><text:span text:style-name="T24">.</text:span></text:p>
          </table:table-cell>
          <table:table-cell table:number-columns-repeated="1018"/>
        </table:table-row>
        <table:table-row table:style-name="ro3">
          <table:covered-table-cell/>
          <table:table-cell office:value-type="string" calcext:value-type="string">
            <text:p>Import Source</text:p>
          </table:table-cell>
          <table:table-cell table:number-columns-repeated="2"/>
          <table:table-cell office:value-type="string" calcext:value-type="string">
            <text:p>yes</text:p>
          </table:table-cell>
          <table:table-cell table:style-name="ce12" office:value-type="string" calcext:value-type="string">
            <text:p>Source from which the publication date was imported. Pick list (Scopus, Pubmed, Web of Science, ORCID, BibTeX, EndNote, RefMan, manual).</text:p>
          </table:table-cell>
          <table:table-cell table:number-columns-repeated="1018"/>
        </table:table-row>
        <table:table-row table:style-name="ro3">
          <table:covered-table-cell/>
          <table:table-cell office:value-type="string" calcext:value-type="string">
            <text:p>Last Change of Outputdata</text:p>
          </table:table-cell>
          <table:table-cell table:number-columns-repeated="3"/>
          <table:table-cell table:style-name="ce8" office:value-type="string" calcext:value-type="string">
            <text:p>Date on which the scientific output data of a project was last changed or added to mySNF.ch. This change could be a publication, but could also be data relating to a person, a scientific event, knowledge transfer, collaboration or any other type of output data that has been collected.</text:p>
          </table:table-cell>
          <table:table-cell table:number-columns-repeated="1018"/>
        </table:table-row>
        <table:table-row table:style-name="ro3">
          <table:covered-table-cell/>
          <table:table-cell office:value-type="string" calcext:value-type="string">
            <text:p>Open Access Status</text:p>
          </table:table-cell>
          <table:table-cell table:number-columns-repeated="2"/>
          <table:table-cell office:value-type="string" calcext:value-type="string">
            <text:p>yes</text:p>
          </table:table-cell>
          <table:table-cell table:style-name="ce8" office:value-type="string" calcext:value-type="string">
            <text:p>Has the publication been made available in open access mode? Mandatory field (true, false). A known problem is that some open access publications are not declared as such. Therefore the proportion of open access publications among these data is highly underestimated.</text:p>
          </table:table-cell>
          <table:table-cell table:number-columns-repeated="1018"/>
        </table:table-row>
        <table:table-row table:style-name="ro7">
          <table:covered-table-cell/>
          <table:table-cell office:value-type="string" calcext:value-type="string">
            <text:p>Open Access Type</text:p>
          </table:table-cell>
          <table:table-cell table:number-columns-repeated="2"/>
          <table:table-cell office:value-type="string" calcext:value-type="string">
            <text:p>yes, for OA publications</text:p>
          </table:table-cell>
          <table:table-cell table:style-name="ce7" office:value-type="string" calcext:value-type="string">
            <text:p><text:span text:style-name="T24">Form of open access publication. Pick list (journal, repository, website). Mandatory field for open access publications (</text:span><text:span text:style-name="T25"><text:a xlink:href="http://p3.snf.ch/Pages/DataAndDocumentation.aspx#Open%20Access%20Status" xlink:type="simple">Open Access Status</text:a></text:span><text:span text:style-name="T24"> = TRUE).</text:span></text:p>
          </table:table-cell>
          <table:table-cell table:number-columns-repeated="1018"/>
        </table:table-row>
        <table:table-row table:style-name="ro3">
          <table:covered-table-cell/>
          <table:table-cell office:value-type="string" calcext:value-type="string">
            <text:p>Open Access URL</text:p>
          </table:table-cell>
          <table:table-cell table:number-columns-repeated="2"/>
          <table:table-cell office:value-type="string" calcext:value-type="string">
            <text:p>yes, for OA publications</text:p>
          </table:table-cell>
          <table:table-cell table:style-name="ce7" office:value-type="string" calcext:value-type="string">
            <text:p><text:span text:style-name="T19">Publication URL. Mandatory field for open access publications (</text:span><text:span text:style-name="T20"><text:a xlink:href="http://p3.snf.ch/Pages/DataAndDocumentation.aspx#Open%20Access%20Status" xlink:type="simple">Open Access Status</text:a></text:span><text:span text:style-name="T21"> = TRUE).</text:span></text:p>
          </table:table-cell>
          <table:table-cell table:number-columns-repeated="1018"/>
        </table:table-row>
        <table:table-row table:style-name="ro3">
          <table:covered-table-cell/>
          <table:table-cell office:value-type="string" calcext:value-type="string">
            <text:p>Book Title</text:p>
          </table:table-cell>
          <table:table-cell table:number-columns-repeated="3"/>
          <table:table-cell table:style-name="ce7" office:value-type="string" calcext:value-type="string">
            <text:p><text:span text:style-name="T19">Title of the book if publication format (</text:span><text:span text:style-name="T20"><text:a xlink:href="http://p3.snf.ch/Pages/DataAndDocumentation.aspx#Type%20of%20Publication" xlink:type="simple">Type of Publication</text:a></text:span><text:span text:style-name="T21">) is Contribution to book.</text:span></text:p>
          </table:table-cell>
          <table:table-cell table:number-columns-repeated="1018"/>
        </table:table-row>
        <table:table-row table:style-name="ro3">
          <table:covered-table-cell/>
          <table:table-cell office:value-type="string" calcext:value-type="string">
            <text:p>Publisher</text:p>
          </table:table-cell>
          <table:table-cell table:number-columns-repeated="3"/>
          <table:table-cell table:style-name="ce12" office:value-type="string" calcext:value-type="string">
            <text:p>Publishing house. Mandatory field in the case of Books, Contributions to book, or Editors.</text:p>
          </table:table-cell>
          <table:table-cell table:number-columns-repeated="1018"/>
        </table:table-row>
        <table:table-row table:style-name="ro3">
          <table:covered-table-cell/>
          <table:table-cell office:value-type="string" calcext:value-type="string">
            <text:p>Editors</text:p>
          </table:table-cell>
          <table:table-cell table:number-columns-repeated="2"/>
          <table:table-cell office:value-type="string" calcext:value-type="string">
            <text:p>yes, for books and editors</text:p>
          </table:table-cell>
          <table:table-cell table:style-name="ce12" office:value-type="string" calcext:value-type="string">
            <text:p>Editors. Mandatory field in the case of Books, Contributions to book, or Editors.</text:p>
          </table:table-cell>
          <table:table-cell table:number-columns-repeated="1018"/>
        </table:table-row>
        <table:table-row table:style-name="ro3">
          <table:covered-table-cell/>
          <table:table-cell office:value-type="string" calcext:value-type="string">
            <text:p>Journal Title</text:p>
          </table:table-cell>
          <table:table-cell table:number-columns-repeated="3"/>
          <table:table-cell table:style-name="ce7" office:value-type="string" calcext:value-type="string">
            <text:p><text:span text:style-name="T19">Name of the journal if the publication format (</text:span><text:span text:style-name="T20"><text:a xlink:href="http://p3.snf.ch/Pages/DataAndDocumentation.aspx#Type%20of%20Publication" xlink:type="simple">Type of Publication</text:a></text:span><text:span text:style-name="T21">) is original article or review article</text:span></text:p>
          </table:table-cell>
          <table:table-cell table:number-columns-repeated="1018"/>
        </table:table-row>
        <table:table-row table:style-name="ro3">
          <table:covered-table-cell/>
          <table:table-cell office:value-type="string" calcext:value-type="string">
            <text:p>Volume</text:p>
          </table:table-cell>
          <table:table-cell table:number-columns-repeated="3"/>
          <table:table-cell table:style-name="ce8" office:value-type="string" calcext:value-type="string">
            <text:p>Volume</text:p>
          </table:table-cell>
          <table:table-cell table:number-columns-repeated="1018"/>
        </table:table-row>
        <table:table-row table:style-name="ro3">
          <table:covered-table-cell/>
          <table:table-cell office:value-type="string" calcext:value-type="string">
            <text:p>Issue / Number</text:p>
          </table:table-cell>
          <table:table-cell table:number-columns-repeated="3"/>
          <table:table-cell table:style-name="ce8" office:value-type="string" calcext:value-type="string">
            <text:p>Number of the publication.</text:p>
          </table:table-cell>
          <table:table-cell table:number-columns-repeated="1018"/>
        </table:table-row>
        <table:table-row table:style-name="ro3">
          <table:covered-table-cell/>
          <table:table-cell office:value-type="string" calcext:value-type="string">
            <text:p>Page from</text:p>
          </table:table-cell>
          <table:table-cell table:number-columns-repeated="3"/>
          <table:table-cell table:style-name="ce8" office:value-type="string" calcext:value-type="string">
            <text:p>Page on which the publication starts or article number.</text:p>
          </table:table-cell>
          <table:table-cell table:number-columns-repeated="1018"/>
        </table:table-row>
        <table:table-row table:style-name="ro3">
          <table:covered-table-cell/>
          <table:table-cell office:value-type="string" calcext:value-type="string">
            <text:p>Page to</text:p>
          </table:table-cell>
          <table:table-cell table:number-columns-repeated="3"/>
          <table:table-cell table:style-name="ce8" office:value-type="string" calcext:value-type="string">
            <text:p>Page on which the publication ends.</text:p>
          </table:table-cell>
          <table:table-cell table:number-columns-repeated="1018"/>
        </table:table-row>
        <table:table-row table:style-name="ro3">
          <table:covered-table-cell/>
          <table:table-cell office:value-type="string" calcext:value-type="string">
            <text:p>Proceedings Title</text:p>
          </table:table-cell>
          <table:table-cell table:number-columns-repeated="3"/>
          <table:table-cell table:style-name="ce7" office:value-type="string" calcext:value-type="string">
            <text:p><text:span text:style-name="T19">Name of the proceeding, only for publications in proceedings (</text:span><text:span text:style-name="T20"><text:a xlink:href="http://p3.snf.ch/Pages/DataAndDocumentation.aspx#Type%20of%20Publication" xlink:type="simple">Type of Publication</text:a></text:span><text:span text:style-name="T21"> = Proceedings).</text:span></text:p>
          </table:table-cell>
          <table:table-cell table:number-columns-repeated="1018"/>
        </table:table-row>
        <table:table-row table:style-name="ro3">
          <table:covered-table-cell/>
          <table:table-cell office:value-type="string" calcext:value-type="string">
            <text:p>Proceedings Place</text:p>
          </table:table-cell>
          <table:table-cell table:number-columns-repeated="3"/>
          <table:table-cell table:style-name="ce7" office:value-type="string" calcext:value-type="string">
            <text:p><text:span text:style-name="T19">Place of the proceeding, only for publications in proceedings (</text:span><text:span text:style-name="T20"><text:a xlink:href="http://p3.snf.ch/Pages/DataAndDocumentation.aspx#Type%20of%20Publication" xlink:type="simple">Type of Publication</text:a></text:span><text:span text:style-name="T21"> = Proceedings).</text:span></text:p>
          </table:table-cell>
          <table:table-cell table:number-columns-repeated="1018"/>
        </table:table-row>
        <table:table-row table:style-name="ro3">
          <table:covered-table-cell/>
          <table:table-cell office:value-type="string" calcext:value-type="string">
            <text:p>Abstract (Publication)</text:p>
          </table:table-cell>
          <table:table-cell table:number-columns-repeated="3"/>
          <table:table-cell table:style-name="ce8" office:value-type="string" calcext:value-type="string">
            <text:p>Abstract</text:p>
          </table:table-cell>
          <table:table-cell table:number-columns-repeated="1018"/>
        </table:table-row>
        <table:table-row table:style-name="ro1">
          <table:table-cell table:style-name="ce4" office:value-type="string" calcext:value-type="string" table:number-columns-spanned="1" table:number-rows-spanned="6">
            <text:p>Output Data</text:p>
          </table:table-cell>
          <table:table-cell table:style-name="ce4" office:value-type="string" calcext:value-type="string" table:number-columns-spanned="4" table:number-rows-spanned="1">
            <text:p>Output Data</text:p>
          </table:table-cell>
          <table:covered-table-cell table:number-columns-repeated="3"/>
          <table:table-cell table:style-name="ce12" office:value-type="string" calcext:value-type="string">
            <text:p>Output data is provided by the responsible applicant during or after the completion of the project. It is not controlled by the SNSF, and may not be a complete representation of the output of each project. Applicants are able to provide more information in mySNF than the SNSF currently makes available for public download. This data has only been requested since August 2011.</text:p>
          </table:table-cell>
          <table:table-cell table:number-columns-repeated="1018"/>
        </table:table-row>
        <table:table-row table:style-name="ro3">
          <table:covered-table-cell/>
          <table:table-cell office:value-type="string" calcext:value-type="string">
            <text:p>Project Number</text:p>
          </table:table-cell>
          <table:table-cell table:number-columns-repeated="3"/>
          <table:table-cell table:style-name="ce8" office:value-type="string" calcext:value-type="string">
            <text:p>Unique identifier of the project.</text:p>
          </table:table-cell>
          <table:table-cell table:number-columns-repeated="1018"/>
        </table:table-row>
        <table:table-row table:style-name="ro8">
          <table:covered-table-cell/>
          <table:table-cell office:value-type="string" calcext:value-type="string">
            <text:p>Output Type</text:p>
          </table:table-cell>
          <table:table-cell/>
          <table:table-cell office:value-type="string" calcext:value-type="string">
            <text:p>possibly interesting to find out which output types / channels are used to convey SI-related messages</text:p>
          </table:table-cell>
          <table:table-cell/>
          <table:table-cell table:style-name="ce8" office:value-type="string" calcext:value-type="string">
            <text:p><text:span text:style-name="T12">The type of output data. Applicants are able to provide more information than the SNSF currently makes available for public download. In this file, the following types of output data are available:</text:span></text:p>
            <text:p><text:span text:style-name="T26">● </text:span><text:span text:style-name="T12">Media relations: print media, online media</text:span></text:p>
            <text:p><text:span text:style-name="T27">● </text:span><text:span text:style-name="T28">Media relations: radio, television</text:span></text:p>
            <text:p><text:span text:style-name="T27">● </text:span><text:span text:style-name="T28">New media (web, blogs, podcasts, news feeds etc.)</text:span></text:p>
            <text:p><text:span text:style-name="T27">● </text:span><text:span text:style-name="T28">Other activities</text:span></text:p>
            <text:p><text:span text:style-name="T27">● </text:span><text:span text:style-name="T28">Print (books, brochures, leaflets)</text:span></text:p>
            <text:p><text:span text:style-name="T27">● </text:span><text:span text:style-name="T28">Software</text:span></text:p>
            <text:p><text:span text:style-name="T27">● </text:span><text:span text:style-name="T28">Speeches / events / exhibitions</text:span></text:p>
            <text:p><text:span text:style-name="T27">● </text:span><text:span text:style-name="T28">Start-up</text:span></text:p>
            <text:p><text:span text:style-name="T27">● </text:span><text:span text:style-name="T28">Video/film</text:span></text:p>
          </table:table-cell>
          <table:table-cell table:number-columns-repeated="1018"/>
        </table:table-row>
        <table:table-row table:style-name="ro3">
          <table:covered-table-cell/>
          <table:table-cell office:value-type="string" calcext:value-type="string">
            <text:p>Output Title</text:p>
          </table:table-cell>
          <table:table-cell office:value-type="string" calcext:value-type="string">
            <text:p>TBD: may contain relevant key words</text:p>
          </table:table-cell>
          <table:table-cell table:number-columns-repeated="2"/>
          <table:table-cell table:style-name="ce8" office:value-type="string" calcext:value-type="string">
            <text:p>The title of the output.</text:p>
          </table:table-cell>
          <table:table-cell table:number-columns-repeated="1018"/>
        </table:table-row>
        <table:table-row table:style-name="ro3">
          <table:covered-table-cell/>
          <table:table-cell office:value-type="string" calcext:value-type="string">
            <text:p>Url</text:p>
          </table:table-cell>
          <table:table-cell table:number-columns-repeated="3"/>
          <table:table-cell table:style-name="ce8" office:value-type="string" calcext:value-type="string">
            <text:p>Link to the specific output, if available.</text:p>
          </table:table-cell>
          <table:table-cell table:number-columns-repeated="1018"/>
        </table:table-row>
        <table:table-row table:style-name="ro3">
          <table:covered-table-cell/>
          <table:table-cell office:value-type="string" calcext:value-type="string">
            <text:p>Year</text:p>
          </table:table-cell>
          <table:table-cell/>
          <table:table-cell office:value-type="string" calcext:value-type="string">
            <text:p>not all projects yielded outputs but this field is more populated since 2015</text:p>
          </table:table-cell>
          <table:table-cell/>
          <table:table-cell table:style-name="ce8" office:value-type="string" calcext:value-type="string">
            <text:p>The year the output was released, if available.</text:p>
          </table:table-cell>
          <table:table-cell table:number-columns-repeated="1018"/>
        </table:table-row>
        <table:table-row table:style-name="ro1">
          <table:table-cell table:style-name="ce2" office:value-type="string" calcext:value-type="string" table:number-columns-spanned="1" table:number-rows-spanned="7">
            <text:p>Collaboration</text:p>
          </table:table-cell>
          <table:table-cell table:style-name="ce2" office:value-type="string" calcext:value-type="string" table:number-columns-spanned="4" table:number-rows-spanned="1">
            <text:p>Collaboration</text:p>
          </table:table-cell>
          <table:covered-table-cell table:number-columns-repeated="3"/>
          <table:table-cell table:style-name="ce12" office:value-type="string" calcext:value-type="string">
            <text:p>Collaborations data is provided by the responsible applicant during or after the completion of the project, as part of the output data of the project. All the conditions of SNSF output data described above also apply.</text:p>
          </table:table-cell>
          <table:table-cell table:number-columns-repeated="1018"/>
        </table:table-row>
        <table:table-row table:style-name="ro3">
          <table:covered-table-cell/>
          <table:table-cell office:value-type="string" calcext:value-type="string">
            <text:p>Project Number</text:p>
          </table:table-cell>
          <table:table-cell table:number-columns-repeated="3"/>
          <table:table-cell table:style-name="ce8" office:value-type="string" calcext:value-type="string">
            <text:p>Unique identifier of the project.</text:p>
          </table:table-cell>
          <table:table-cell table:number-columns-repeated="1018"/>
        </table:table-row>
        <table:table-row table:style-name="ro3">
          <table:covered-table-cell/>
          <table:table-cell office:value-type="string" calcext:value-type="string">
            <text:p>Group/Person</text:p>
          </table:table-cell>
          <table:table-cell table:number-columns-repeated="3"/>
          <table:table-cell table:style-name="ce8" office:value-type="string" calcext:value-type="string">
            <text:p>The research group or person with whom the collaboration took place.</text:p>
          </table:table-cell>
          <table:table-cell table:number-columns-repeated="1018"/>
        </table:table-row>
        <table:table-row table:style-name="ro9">
          <table:covered-table-cell/>
          <table:table-cell office:value-type="string" calcext:value-type="string">
            <text:p>Types of collaboration</text:p>
          </table:table-cell>
          <table:table-cell/>
          <table:table-cell office:value-type="string" calcext:value-type="string">
            <text:p>unfortunately, these types do not yield much information per se; Q: are these useful in combination with other fields, such as Group/Person to identify cross-discipline, cross-stakeholder group, cross-sector, or cross-country collaborations?</text:p>
          </table:table-cell>
          <table:table-cell/>
          <table:table-cell table:style-name="ce8" office:value-type="string" calcext:value-type="string">
            <text:p><text:span text:style-name="T29">The types of collaboration that took place, separated by semicolons. Available options are:</text:span></text:p>
            <text:p><text:span text:style-name="T30">● </text:span><text:span text:style-name="T31">in-depth/constructive exchanges on approaches, methods or results</text:span></text:p>
            <text:p><text:span text:style-name="T30">● </text:span><text:span text:style-name="T31">Publication</text:span></text:p>
            <text:p><text:span text:style-name="T30">● </text:span><text:span text:style-name="T31">Research Infrastructure</text:span></text:p>
            <text:p><text:span text:style-name="T30">● </text:span><text:span text:style-name="T31">Industry/business/other use-inspired collaboration</text:span></text:p>
            <text:p><text:span text:style-name="T30">● </text:span><text:span text:style-name="T31">Exchange of personnel</text:span></text:p>
          </table:table-cell>
          <table:table-cell table:number-columns-repeated="1018"/>
        </table:table-row>
        <table:table-row table:style-name="ro4">
          <table:covered-table-cell/>
          <table:table-cell office:value-type="string" calcext:value-type="string">
            <text:p>Country</text:p>
          </table:table-cell>
          <table:table-cell office:value-type="string" calcext:value-type="string">
            <text:p>TBD: may be useful to select collaboration countries where we expect SI to “occur” more likely</text:p>
          </table:table-cell>
          <table:table-cell office:value-type="string" calcext:value-type="string">
            <text:p>Q: focus on target countries / country groups?</text:p>
            <text:p>Q: are collaborations with certain countries more likely to lead to SI?</text:p>
          </table:table-cell>
          <table:table-cell/>
          <table:table-cell table:style-name="ce8" office:value-type="string" calcext:value-type="string">
            <text:p>The country of the research group or person (Group/Person).</text:p>
          </table:table-cell>
          <table:table-cell table:number-columns-repeated="1018"/>
        </table:table-row>
        <table:table-row table:style-name="ro3">
          <table:covered-table-cell/>
          <table:table-cell office:value-type="string" calcext:value-type="string">
            <text:p>Project Start Date</text:p>
          </table:table-cell>
          <table:table-cell table:number-columns-repeated="3"/>
          <table:table-cell table:style-name="ce8" office:value-type="string" calcext:value-type="string">
            <text:p>Date on which the project starts, as defined in the release of funds notice.</text:p>
          </table:table-cell>
          <table:table-cell table:number-columns-repeated="1018"/>
        </table:table-row>
        <table:table-row table:style-name="ro3">
          <table:covered-table-cell/>
          <table:table-cell office:value-type="string" calcext:value-type="string">
            <text:p>Project End Date</text:p>
          </table:table-cell>
          <table:table-cell table:number-columns-repeated="3"/>
          <table:table-cell table:style-name="ce8" office:value-type="string" calcext:value-type="string">
            <text:p>Actual end date of the project (updated if changed).</text:p>
          </table:table-cell>
          <table:table-cell table:number-columns-repeated="1018"/>
        </table:table-row>
        <table:table-row table:style-name="ro3" table:number-rows-repeated="6">
          <table:table-cell table:number-columns-repeated="5"/>
          <table:table-cell table:style-name="ce8"/>
          <table:table-cell table:number-columns-repeated="1018"/>
        </table:table-row>
        <table:table-row table:style-name="ro3" table:number-rows-repeated="104849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SNSF_P3_data__projects.A1:SNSF_P3_data__projects.F23"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egoe"/>
    <style:font-face style:name="F" svg:font-family="" style:font-family-generic="roman"/>
    <style:font-face style:name="Century Schoolbook" svg:font-family="'Century Schoolbook'" style:font-family-generic="roman"/>
    <style:font-face style:name="Lucida Sans" svg:font-family="'Lucida San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table-cell">
      <style:paragraph-properties style:tab-stop-distance="1.25cm"/>
      <style:text-properties style:font-name="Liberation Sans" fo:language="en" fo:country="GB" style:font-name-asian="Microsoft YaHei" style:language-asian="zh" style:country-asian="CN" style:font-name-complex="Lucida Sans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8T00:07:30.376000000</meta:creation-date>
    <dc:date>2021-03-18T02:52:11.023000000</dc:date>
    <meta:editing-duration>PT2H44M24S</meta:editing-duration>
    <meta:editing-cycles>39</meta:editing-cycles>
    <meta:generator>LibreOffice/7.0.0.3$Windows_X86_64 LibreOffice_project/8061b3e9204bef6b321a21033174034a5e2ea88e</meta:generator>
    <meta:document-statistic meta:table-count="1" meta:cell-count="209" meta:object-count="0"/>
  </office:meta>
</office:document-meta>
</file>